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Table_20_Contents">
      <style:text-properties style:text-underline-style="none" fo:font-weight="normal" style:font-weight-asian="normal" style:font-weight-complex="normal"/>
    </style:style>
    <style:style style:name="P3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666666" style:font-name="Arial" fo:font-size="10pt" style:font-size-asian="10pt" style:font-size-complex="10pt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text-properties fo:color="#000000" style:font-name="Arial" fo:font-size="10pt" style:font-size-asian="10pt" style:font-size-complex="10pt"/>
    </style:style>
    <style:style style:name="P7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text-properties fo:color="#000000" style:text-underline-style="none" fo:font-weight="normal" style:font-weight-asian="normal" style:font-weight-complex="normal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10pt" style:font-size-asian="10pt" style:font-size-complex="10pt"/>
    </style:style>
    <style:style style:name="P11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3">Problem</text:p>
            <text:p text:style-name="P6"/>
            <text:p text:style-name="P5"><text:span text:style-name="T2">Ideas and insight occur all over the organisation, but it can be difficult to translate them into action.</text:span></text:p>
            <text:p text:style-name="P5"><text:span text:style-name="T2"/></text:p>
            <text:p text:style-name="P5"><text:span text:style-name="T2">Senior Executives are keen to support innovation, but it is difficult to evaluate a volume of ideas if they are excessively detailed or if important aspects have not been considered.</text:span></text:p>
            <text:p text:style-name="P5"><text:span text:style-name="T2"/></text:p>
            <text:p text:style-name="P5"><text:span text:style-name="T2">The compact business modelling tools used by venture capitalists (e.g. Business Model Canvas, Lean Canvas) are designed around a commercial context. They are only a partial fit for public sector initiatives.</text:span></text:p>
          </table:table-cell>
          <table:table-cell table:style-name="Table1.A1" office:value-type="string">
            <text:p text:style-name="P3">Solution</text:p>
            <text:p text:style-name="Table_20_Contents"/>
            <text:p text:style-name="P6">Develop a tool<text:span text:style-name="T4"> that can</text:span> represent all the important aspects of an administrative initiative on a single page.</text:p>
            <text:p text:style-name="P6"/>
            <text:p text:style-name="P5"><text:span text:style-name="T2">This will be similar to the existing business “canvas” tools, except modified for an Australian Government context. <text:s/></text:span></text:p>
            <text:p text:style-name="P5"><text:span text:style-name="T2"/></text:p>
          </table:table-cell>
          <table:table-cell table:style-name="Table1.A1" table:number-rows-spanned="2" table:number-columns-spanned="2" office:value-type="string">
            <text:p text:style-name="P3">Value Proposition</text:p>
            <text:p text:style-name="P4"/>
            <text:p text:style-name="P10">It's like Business Model Canvas for Government.</text:p>
            <text:p text:style-name="P10"/>
            <text:p text:style-name="P10">It's a tool for bridging the gap between having an idea and having executive support.</text:p>
            <text:p text:style-name="P10"/>
          </table:table-cell>
          <table:covered-table-cell/>
          <table:table-cell table:style-name="Table1.A1" office:value-type="string">
            <text:p text:style-name="P3">National Significance </text:p>
            <text:p text:style-name="P4"/>
            <text:p text:style-name="P6">We made this to scratch our own itch. If others find it useful then great, let's work together to improve it.</text:p>
            <text:p text:style-name="P6"/>
            <text:p text:style-name="P6">Innovation is not a centralised function with a natural home. We are all in this together.</text:p>
          </table:table-cell>
          <table:table-cell table:style-name="Table1.F1" table:number-rows-spanned="2" office:value-type="string">
            <text:p text:style-name="P3">Stakeholders</text:p>
            <text:p text:style-name="P2"/>
            <text:p text:style-name="P7">APS staff with ideas they would like to be supported.</text:p>
            <text:p text:style-name="P7"/>
            <text:p text:style-name="P7">SES staff who need to select the “best next investment”.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3">Metrics</text:p>
            <text:p text:style-name="P9"/>
            <text:p text:style-name="P5"><text:span text:style-name="T3">A direct dialogue with SES about how well the tool meets their needs. This could commence promptly and incorporate structured survey data.</text:span></text:p>
            <text:p text:style-name="P7"/>
            <text:p text:style-name="P7">If successful, significant APS adoption should be evident by Christmas 2016. This could be measured by opt-in survey.</text:p>
          </table:table-cell>
          <table:covered-table-cell/>
          <table:covered-table-cell/>
          <table:table-cell table:style-name="Table1.B2" office:value-type="string">
            <text:p text:style-name="P3">Delivery Channels</text:p>
            <text:p text:style-name="P6"/>
            <text:p text:style-name="P6">Collaborative development via GitHub, and potentially community sites such as <text:a xlink:type="simple" xlink:href="http://thetoolkitproject.com/" text:style-name="Internet_20_link" text:visited-style-name="Visited_20_Internet_20_Link">http://thetoolkitproject.com/</text:a></text:p>
            <text:p text:style-name="P6"/>
            <text:p text:style-name="Table_20_Contents"><text:span text:style-name="T1">“Community of practice” type collaboration via professional networks.</text:span></text:p>
            <text:p text:style-name="Table_20_Contents"><text:span text:style-name="T1"/></text:p>
            <text:p text:style-name="Table_20_Contents"><text:span text:style-name="T1">Participate in efforts to promote or facilitate innovation within the Department.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3">Cost Structure</text:p>
            <text:p text:style-name="P5"/>
            <text:p text:style-name="P5"><text:span text:style-name="T2">The initial development was an operational expedience, while grooming a backlog of initiatives over the course of three business planning meetings with Parks Australia. Some additional hours of in-house refinement brought it to the point where it could be socialised more widely. No capital funds were expended or will be required.</text:span></text:p>
          </table:table-cell>
          <table:covered-table-cell/>
          <table:covered-table-cell/>
          <table:table-cell table:style-name="Table1.D3" table:number-columns-spanned="3" office:value-type="string">
            <text:p text:style-name="P3">Affordability</text:p>
            <text:p text:style-name="P6"/>
            <text:p text:style-name="P6">Innovation requires time and effort, with or without tools such as this canvas. The product itself does not require any operational budget to be shared and used widely. </text:p>
            <text:p text:style-name="P6"/>
            <text:p text:style-name="P6">Time spent socialising, supporting, refining and using the tool is ongoing work that is resourced through the ITB Digital Innovation Section.</text:p>
          </table:table-cell>
          <table:covered-table-cell/>
          <table:covered-table-cell/>
        </table:table-row>
      </table:table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988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 <text:s/><text:span text:style-name="MT1">Chris Gough, IT Bran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3:33:01</dc:date>
    <dc:creator>Chris Gough</dc:creator>
    <meta:editing-duration>P2DT17H5M10S</meta:editing-duration>
    <meta:editing-cycles>22</meta:editing-cycles>
    <meta:generator>OpenOffice/4.1.2$Unix OpenOffice.org_project/412m3$Build-9782</meta:generator>
    <meta:document-statistic meta:table-count="1" meta:image-count="1" meta:object-count="0" meta:page-count="1" meta:paragraph-count="30" meta:word-count="386" meta:character-count="2502"/>
  </office:meta>
</office:document-meta>
</file>